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Openness</text:p>
          </table:table-cell>
          <table:table-cell office:value-type="string">
            <text:p>Conscientiousness</text:p>
          </table:table-cell>
          <table:table-cell office:value-type="string">
            <text:p>Extraversion</text:p>
          </table:table-cell>
          <table:table-cell office:value-type="string">
            <text:p>Agreeableness</text:p>
          </table:table-cell>
          <table:table-cell office:value-type="string">
            <text:p>Neuroticism</text:p>
          </table:table-cell>
        </table:table-row>
        <table:table-row table:style-name="ro1">
          <table:table-cell office:value-type="string">
            <text:p>X Euler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 Euler</text:p>
          </table:table-cell>
          <table:table-cell table:number-columns-repeated="3"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Z Euler</text:p>
          </table:table-cell>
          <table:table-cell table:number-columns-repeated="5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15/03/2017</text:date>, <text:time>01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g Renvall</meta:initial-creator>
    <meta:creation-date>2017-03-15T01:39:00.37</meta:creation-date>
    <meta:generator>OpenOffice/4.1.2$Win32 OpenOffice.org_project/412m3$Build-9782</meta:generator>
    <dc:date>2017-03-15T01:44:21.79</dc:date>
    <dc:creator>Stig Renvall</dc:creator>
    <meta:editing-duration>PT5M21S</meta:editing-duration>
    <meta:editing-cycles>1</meta:editing-cycles>
    <meta:document-statistic meta:table-count="3" meta:cell-count="23" meta:object-count="0"/>
  </office:meta>
</office:document-meta>
</file>